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4479166666666667in"/>
    </style:style>
    <style:style style:name="co4" style:family="table-column">
      <style:table-column-properties fo:break-before="auto" style:column-width="0.3541666666666667in"/>
    </style:style>
    <style:style style:name="co5" style:family="table-column">
      <style:table-column-properties fo:break-before="auto" style:column-width="3.5833333333333335in"/>
    </style:style>
    <style:style style:name="co6" style:family="table-column">
      <style:table-column-properties fo:break-before="auto" style:column-width="1.0729166666666667in"/>
    </style:style>
    <style:style style:name="co7" style:family="table-column">
      <style:table-column-properties fo:break-before="auto" style:column-width="0.8541666666666666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0.8958333333333334in"/>
    </style:style>
    <style:style style:name="co10" style:family="table-column">
      <style:table-column-properties fo:break-before="auto" style:column-width="0.3645833333333333in"/>
    </style:style>
    <style:style style:name="co11" style:family="table-column">
      <style:table-column-properties fo:break-before="auto" style:column-width="5.114583333333333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4375in"/>
    </style:style>
    <style:style style:name="co14" style:family="table-column">
      <style:table-column-properties fo:break-before="auto" style:column-width="5.229166666666667in"/>
    </style:style>
    <style:style style:name="co15" style:family="table-column">
      <style:table-column-properties fo:break-before="auto" style:column-width="0.6875in"/>
    </style:style>
    <style:style style:name="co16" style:family="table-column">
      <style:table-column-properties fo:break-before="auto" style:column-width="0.8854166666666666in"/>
    </style:style>
    <style:style style:name="co17" style:family="table-column">
      <style:table-column-properties fo:break-before="auto" style:column-width="0.6770833333333334in"/>
    </style:style>
    <style:style style:name="co18" style:family="table-column">
      <style:table-column-properties fo:break-before="auto" style:column-width="4.76041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ta1" style:family="table" style:master-page-name="PageStyle_5f_Burndown">
      <style:table-properties table:display="true" style:writing-mode="lr-tb"/>
    </style:style>
    <style:style style:name="ta2" style:family="table" style:master-page-name="PageStyle_5f_Review">
      <style:table-properties table:display="true" style:writing-mode="lr-tb"/>
    </style:style>
    <style:style style:name="ta3" style:family="table" style:master-page-name="PageStyle_5f_(standup date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urndown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pen points </text:p>
          </table:table-cell>
          <table:table-cell table:style-name="ce21" office:value-type="string">
            <text:p>Not-done points</text:p>
          </table:table-cell>
          <table:table-cell table:style-name="ce21" office:value-type="string">
            <text:p>Target</text:p>
          </table:table-cell>
        </table:table-row>
        <table:table-row table:style-name="ro2">
          <table:table-cell table:style-name="ce22" office:value-type="float" office:value="41526">
            <text:p>9/9/201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2" office:value-type="float" office:value="41527">
            <text:p>9/10/201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3">
            <text:p>93</text:p>
          </table:table-cell>
          <table:table-cell table:style-name="ce23" table:formula="oooc:=[.D2]-(100/21)" office:value-type="float" office:value="95.23809523809524">
            <text:p>95.23809524</text:p>
          </table:table-cell>
        </table:table-row>
        <table:table-row table:style-name="ro2">
          <table:table-cell table:style-name="ce22" office:value-type="float" office:value="41528">
            <text:p>9/11/201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0">
            <text:p>90</text:p>
          </table:table-cell>
          <table:table-cell table:style-name="ce23" table:formula="oooc:=[.D3]-(100/21)" office:value-type="float" office:value="90.47619047619048">
            <text:p>90.47619048</text:p>
          </table:table-cell>
        </table:table-row>
        <table:table-row table:style-name="ro2">
          <table:table-cell table:style-name="ce22" office:value-type="float" office:value="41529">
            <text:p>9/12/201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0">
            <text:p>90</text:p>
          </table:table-cell>
          <table:table-cell table:style-name="ce23" table:formula="oooc:=[.D4]-(100/21)" office:value-type="float" office:value="85.71428571428572">
            <text:p>85.71428571</text:p>
          </table:table-cell>
        </table:table-row>
        <table:table-row table:style-name="ro2">
          <table:table-cell table:style-name="ce22" office:value-type="float" office:value="41530">
            <text:p>9/13/201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0">
            <text:p>90</text:p>
          </table:table-cell>
          <table:table-cell table:style-name="ce23" table:formula="oooc:=[.D5]-(100/21)" office:value-type="float" office:value="80.95238095238096">
            <text:p>80.95238095</text:p>
          </table:table-cell>
        </table:table-row>
        <table:table-row table:style-name="ro2">
          <table:table-cell table:style-name="ce22" office:value-type="float" office:value="41531">
            <text:p>9/14/201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75">
            <text:p>75</text:p>
          </table:table-cell>
          <table:table-cell table:style-name="ce23" table:formula="oooc:=[.D6]-(100/21)" office:value-type="float" office:value="76.1904761904762">
            <text:p>76.19047619</text:p>
          </table:table-cell>
        </table:table-row>
        <table:table-row table:style-name="ro2">
          <table:table-cell table:style-name="ce22" office:value-type="float" office:value="41532">
            <text:p>9/15/201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68">
            <text:p>68</text:p>
          </table:table-cell>
          <table:table-cell table:style-name="ce23" table:formula="oooc:=[.D7]-(100/21)" office:value-type="float" office:value="71.42857142857144">
            <text:p>71.42857143</text:p>
          </table:table-cell>
        </table:table-row>
        <table:table-row table:style-name="ro2">
          <table:table-cell table:style-name="ce22" office:value-type="float" office:value="41533">
            <text:p>9/16/201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4">
            <text:p>64</text:p>
          </table:table-cell>
          <table:table-cell table:style-name="ce23" table:formula="oooc:=[.D8]-(100/21)" office:value-type="float" office:value="66.66666666666669">
            <text:p>66.66666667</text:p>
          </table:table-cell>
        </table:table-row>
        <table:table-row table:style-name="ro2">
          <table:table-cell table:style-name="ce22" office:value-type="float" office:value="41534">
            <text:p>9/17/201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9">
            <text:p>49</text:p>
          </table:table-cell>
          <table:table-cell table:style-name="ce23" table:formula="oooc:=[.D9]-(100/21)" office:value-type="float" office:value="61.904761904761926">
            <text:p>61.9047619</text:p>
          </table:table-cell>
        </table:table-row>
        <table:table-row table:style-name="ro2">
          <table:table-cell table:style-name="ce22" office:value-type="float" office:value="41535">
            <text:p>9/18/201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9">
            <text:p>49</text:p>
          </table:table-cell>
          <table:table-cell table:style-name="ce23" table:formula="oooc:=[.D10]-(100/21)" office:value-type="float" office:value="57.14285714285717">
            <text:p>57.14285714</text:p>
          </table:table-cell>
        </table:table-row>
        <table:table-row table:style-name="ro2">
          <table:table-cell table:style-name="ce22" office:value-type="float" office:value="41536">
            <text:p>9/19/20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9">
            <text:p>49</text:p>
          </table:table-cell>
          <table:table-cell table:style-name="ce23" table:formula="oooc:=[.D11]-(100/21)" office:value-type="float" office:value="52.38095238095241">
            <text:p>52.38095238</text:p>
          </table:table-cell>
        </table:table-row>
        <table:table-row table:style-name="ro2">
          <table:table-cell table:style-name="ce22" office:value-type="float" office:value="41537">
            <text:p>9/20/20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9">
            <text:p>49</text:p>
          </table:table-cell>
          <table:table-cell table:style-name="ce23" table:formula="oooc:=[.D12]-(100/21)" office:value-type="float" office:value="47.61904761904765">
            <text:p>47.61904762</text:p>
          </table:table-cell>
        </table:table-row>
        <table:table-row table:style-name="ro2">
          <table:table-cell table:style-name="ce22" office:value-type="float" office:value="41538">
            <text:p>9/21/20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6">
            <text:p>26</text:p>
          </table:table-cell>
          <table:table-cell table:style-name="ce23" table:formula="oooc:=[.D13]-(100/21)" office:value-type="float" office:value="42.85714285714289">
            <text:p>42.85714286</text:p>
          </table:table-cell>
        </table:table-row>
        <table:table-row table:style-name="ro2">
          <table:table-cell table:style-name="ce22" office:value-type="float" office:value="41539">
            <text:p>9/22/20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6">
            <text:p>26</text:p>
          </table:table-cell>
          <table:table-cell table:style-name="ce23" table:formula="oooc:=[.D14]-(100/21)" office:value-type="float" office:value="38.09523809523813">
            <text:p>38.0952381</text:p>
          </table:table-cell>
        </table:table-row>
        <table:table-row table:style-name="ro2">
          <table:table-cell table:style-name="ce22" office:value-type="float" office:value="41540">
            <text:p>9/23/20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">
            <text:p>23</text:p>
          </table:table-cell>
          <table:table-cell table:style-name="ce23" table:formula="oooc:=[.D15]-(100/21)" office:value-type="float" office:value="33.33333333333337">
            <text:p>33.33333333</text:p>
          </table:table-cell>
        </table:table-row>
        <table:table-row table:style-name="ro2">
          <table:table-cell table:style-name="ce22" office:value-type="float" office:value="41541">
            <text:p>9/24/201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2">
            <text:p>22</text:p>
          </table:table-cell>
          <table:table-cell table:style-name="ce23" table:formula="oooc:=[.D16]-(100/21)" office:value-type="float" office:value="28.57142857142861">
            <text:p>28.57142857</text:p>
          </table:table-cell>
        </table:table-row>
        <table:table-row table:style-name="ro2">
          <table:table-cell table:style-name="ce22" office:value-type="float" office:value="41542">
            <text:p>9/25/20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table:formula="oooc:=[.D17]-(100/21)" office:value-type="float" office:value="23.809523809523846">
            <text:p>23.80952381</text:p>
          </table:table-cell>
        </table:table-row>
        <table:table-row table:style-name="ro2">
          <table:table-cell table:style-name="ce22" office:value-type="float" office:value="41543">
            <text:p>9/26/20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table:formula="oooc:=[.D18]-(100/21)" office:value-type="float" office:value="19.047619047619083">
            <text:p>19.04761905</text:p>
          </table:table-cell>
        </table:table-row>
        <table:table-row table:style-name="ro2">
          <table:table-cell table:style-name="ce22" office:value-type="float" office:value="41544">
            <text:p>9/27/20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table:formula="oooc:=[.D19]-(100/21)" office:value-type="float" office:value="14.28571428571432">
            <text:p>14.28571429</text:p>
          </table:table-cell>
        </table:table-row>
        <table:table-row table:style-name="ro2">
          <table:table-cell table:style-name="ce22" office:value-type="float" office:value="41545">
            <text:p>9/28/20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table:formula="oooc:=[.D20]-(100/21)" office:value-type="float" office:value="9.523809523809557">
            <text:p>9.523809524</text:p>
          </table:table-cell>
        </table:table-row>
        <table:table-row table:style-name="ro2">
          <table:table-cell table:style-name="ce22" office:value-type="float" office:value="41546">
            <text:p>9/29/20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formula="oooc:=[.D21]-(100/21)" office:value-type="float" office:value="4.761904761904796">
            <text:p>4.761904762</text:p>
          </table:table-cell>
        </table:table-row>
        <table:table-row table:style-name="ro2">
          <table:table-cell table:style-name="ce22" office:value-type="float" office:value="41547">
            <text:p>9/30/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table:formula="oooc:=[.D22]-(100/21)" office:value-type="float" office:value="3.375077994860476E-14">
            <text:p>3.37508E-14</text:p>
          </table:table-cell>
        </table:table-row>
      </table:table>
      <table:table table:name="Review" table:style-name="ta2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2" table:number-columns-repeated="9" table:default-cell-style-name="ce-1"/>
        <table:table-column table:style-name="co2" table:default-cell-style-name="ce15" table:number-columns-repeated="236"/>
        <table:table-row table:style-name="ro2">
          <table:table-cell table:style-name="ce21" office:value-type="string">
            <text:p>Repo</text:p>
          </table:table-cell>
          <table:table-cell table:style-name="ce21" office:value-type="string">
            <text:p>Issue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Work started</text:p>
          </table:table-cell>
          <table:table-cell table:style-name="ce21" office:value-type="string">
            <text:p>Done days</text:p>
          </table:table-cell>
          <table:table-cell table:style-name="ce21" office:value-type="string">
            <text:p>Closed days</text:p>
          </table:table-cell>
          <table:table-cell table:style-name="ce21" office:value-type="string">
            <text:p>Resources </text:p>
          </table:table-cell>
          <table:table-cell table:style-name="ce21" office:value-type="string">
            <text:p>Eval</text:p>
          </table:table-cell>
          <table:table-cell table:style-name="ce21" office:value-type="string">
            <text:p>Notes</text:p>
          </table:table-cell>
        </table:table-row>
      </table:table>
      <table:table table:name="(standup date)" table:style-name="ta3" table:print="false">
        <office:forms form:automatic-focus="false" form:apply-design-mode="false"/>
        <table:table-column table:style-name="co12" table:default-cell-style-name="ce-1"/>
        <table:table-column table:style-name="co3" table:default-cell-style-name="ce-1"/>
        <table:table-column table:style-name="co13" table:default-cell-style-name="ce-1"/>
        <table:table-column table:style-name="co14" table:default-cell-style-name="ce-1"/>
        <table:table-column table:style-name="co4" table:default-cell-style-name="ce-1"/>
        <table:table-column table:style-name="co15" table:default-cell-style-name="ce-1"/>
        <table:table-column table:style-name="co3" table:default-cell-style-name="ce-1"/>
        <table:table-column table:style-name="co16" table:default-cell-style-name="ce-1"/>
        <table:table-column table:style-name="co12" table:default-cell-style-name="ce-1"/>
        <table:table-column table:style-name="co17" table:default-cell-style-name="ce-1"/>
        <table:table-column table:style-name="co18" table:default-cell-style-name="ce-1"/>
        <table:table-column table:style-name="co12" table:number-columns-repeated="10" table:default-cell-style-name="ce-1"/>
        <table:table-column table:style-name="co12" table:default-cell-style-name="ce15" table:number-columns-repeated="235"/>
        <table:table-row table:style-name="ro2">
          <table:table-cell table:style-name="ce21" office:value-type="string">
            <text:p>Repo</text:p>
          </table:table-cell>
          <table:table-cell table:style-name="ce21" office:value-type="string">
            <text:p>Issue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Working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Committers</text:p>
          </table:table-cell>
          <table:table-cell table:style-name="ce21" office:value-type="string">
            <text:p>Labels</text:p>
          </table:table-cell>
          <table:table-cell table:style-name="ce21" office:value-type="string">
            <text:p>Not-done points</text:p>
          </table:table-cell>
          <table:table-cell table:style-name="ce21" office:value-type="string">
            <text:p>Notes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]-([.G2]*[.E2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3]-([.G3]*[.E3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4]-([.G4]*[.E4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5]-([.G5]*[.E5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6]-([.G6]*[.E6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15"/>
          <table:table-cell table:style-name="ce23"/>
          <table:table-cell table:number-columns-repeated="2"/>
          <table:table-cell table:style-name="ce23" table:formula="oooc:=[.E7]-([.G7]*[.E7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15"/>
          <table:table-cell table:style-name="ce23"/>
          <table:table-cell table:number-columns-repeated="2"/>
          <table:table-cell table:style-name="ce23" table:formula="oooc:=[.E8]-([.G8]*[.E8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9]-([.G9]*[.E9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0]-([.G10]*[.E10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1]-([.G11]*[.E11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2]-([.G12]*[.E12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3]-([.G13]*[.E13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4]-([.G14]*[.E14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5]-([.G15]*[.E15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6]-([.G16]*[.E16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7]-([.G17]*[.E17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8]-([.G18]*[.E18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19]-([.G19]*[.E19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0]-([.G20]*[.E20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1]-([.G21]*[.E21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2]-([.G22]*[.E22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3]-([.G23]*[.E23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4]-([.G24]*[.E24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5]-([.G25]*[.E25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6]-([.G26]*[.E26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7]-([.G27]*[.E27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8]-([.G28]*[.E28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29]-([.G29]*[.E29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30]-([.G30]*[.E30]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5" table:style-name="ce15"/>
          <table:table-cell table:style-name="ce23" table:formula="oooc:=[.E31]-([.G31]*[.E31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urndown" style:display-name="PageStyle_Burndow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view" style:display-name="PageStyle_Review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(standup date)" style:display-name="PageStyle_(standup date)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